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9.275cm" fo:min-width="19.693cm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2.675cm"/>
    </style:style>
    <style:style style:name="gr4" style:family="graphic" style:parent-style-name="standard">
      <style:graphic-properties draw:fill="none" draw:fill-color="#ffffff" draw:textarea-horizontal-align="justify" draw:textarea-vertical-align="middle" draw:auto-grow-height="false" fo:min-height="0.639cm" fo:min-width="6.104cm"/>
    </style:style>
    <style:style style:name="gr5" style:family="graphic" style:parent-style-name="standard">
      <style:graphic-properties draw:stroke="none" svg:stroke-color="#000000" draw:fill="none" draw:fill-color="#ffffff" fo:min-height="0.865cm"/>
    </style:style>
    <style:style style:name="gr6" style:family="graphic" style:parent-style-name="standard">
      <style:graphic-properties draw:stroke="none" svg:stroke-color="#000000" draw:fill="none" draw:fill-color="#ffffff" fo:min-height="0.433cm"/>
    </style:style>
    <style:style style:name="gr7" style:family="graphic" style:parent-style-name="standard">
      <style:graphic-properties draw:fill="none" draw:fill-color="#ffffff" draw:textarea-horizontal-align="justify" draw:textarea-vertical-align="middle" draw:auto-grow-height="false" fo:min-height="3.687cm" fo:min-width="6.104cm"/>
    </style:style>
    <style:style style:name="gr8" style:family="graphic" style:parent-style-name="standard">
      <style:graphic-properties draw:fill="none" draw:fill-color="#ffffff" draw:textarea-horizontal-align="justify" draw:textarea-vertical-align="middle" draw:auto-grow-height="false" fo:min-height="0.639cm" fo:min-width="7.628cm"/>
    </style:style>
    <style:style style:name="gr9" style:family="graphic" style:parent-style-name="standard">
      <style:graphic-properties draw:fill="none" draw:fill-color="#ffffff" draw:textarea-horizontal-align="justify" draw:textarea-vertical-align="middle" draw:auto-grow-height="false" fo:min-height="3.687cm" fo:min-width="12.327cm"/>
    </style:style>
    <style:style style:name="gr10" style:family="graphic" style:parent-style-name="standard">
      <style:graphic-properties draw:fill="none" draw:fill-color="#ffffff" draw:textarea-horizontal-align="justify" draw:textarea-vertical-align="middle" draw:auto-grow-height="false" fo:min-height="0.639cm" fo:min-width="3.564cm"/>
    </style:style>
    <style:style style:name="gr11" style:family="graphic" style:parent-style-name="standard">
      <style:graphic-properties draw:fill="none" draw:fill-color="#ffffff" draw:textarea-horizontal-align="justify" draw:textarea-vertical-align="middle" draw:auto-grow-height="false" fo:min-height="3.687cm" fo:min-width="15.375cm"/>
    </style:style>
    <style:style style:name="gr12" style:family="graphic" style:parent-style-name="standard">
      <style:graphic-properties draw:stroke="none" svg:stroke-color="#000000" draw:fill="none" draw:fill-color="#ffffff" fo:min-height="0.56cm"/>
    </style:style>
    <style:style style:name="gr13" style:family="graphic" style:parent-style-name="standard">
      <style:graphic-properties draw:fill="none" draw:fill-color="#ffffff" draw:textarea-horizontal-align="justify" draw:textarea-vertical-align="middle" draw:auto-grow-height="false" fo:min-height="3.687cm" fo:min-width="8.771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193cm" svg:height="9.525cm" svg:x="1.762cm" svg:y="2.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779cm" svg:height="1.143cm" svg:x="9.255cm" svg:y="1cm">
          <draw:text-box>
            <text:p>Tạo Giá In Offset Gia công</text:p>
          </draw:text-box>
        </draw:frame>
        <draw:custom-shape draw:style-name="gr3" draw:text-style-name="P4" draw:layer="layout" svg:width="3.175cm" svg:height="1.016cm" svg:x="13.065cm" svg:y="10.271cm">
          <text:p text:style-name="P3"><text:span text:style-name="T1">Tạo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604cm" svg:height="0.889cm" svg:x="5.318cm" svg:y="3.28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794cm" svg:height="1.115cm" svg:x="2.143cm" svg:y="4.556cm">
          <draw:text-box>
            <text:p><text:span text:style-name="T2">Máy in Offset</text:span></text:p>
          </draw:text-box>
        </draw:frame>
        <draw:frame draw:style-name="gr6" draw:text-style-name="P5" draw:layer="layout" svg:width="2.794cm" svg:height="0.683cm" svg:x="2.143cm" svg:y="3.365cm">
          <draw:text-box>
            <text:p><text:span text:style-name="T2">Nhà in</text:span></text:p>
          </draw:text-box>
        </draw:frame>
        <draw:custom-shape draw:style-name="gr4" draw:text-style-name="P1" draw:layer="layout" svg:width="6.604cm" svg:height="0.889cm" svg:x="5.318cm" svg:y="4.42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921cm" svg:height="1.115cm" svg:x="2.245cm" svg:y="5.699cm">
          <draw:text-box>
            <text:p><text:span text:style-name="T2">Chi tiết máy in</text:span></text:p>
          </draw:text-box>
        </draw:frame>
        <draw:custom-shape draw:style-name="gr7" draw:text-style-name="P1" draw:layer="layout" svg:width="6.604cm" svg:height="3.937cm" svg:x="5.318cm" svg:y="5.699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794cm" svg:height="0.683cm" svg:x="12.557cm" svg:y="3.365cm">
          <draw:text-box>
            <text:p><text:span text:style-name="T2">Tên bảng giá</text:span></text:p>
          </draw:text-box>
        </draw:frame>
        <draw:custom-shape draw:style-name="gr8" draw:text-style-name="P1" draw:layer="layout" svg:width="8.128cm" svg:height="0.889cm" svg:x="12.811cm" svg:y="4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016cm" svg:x="7.985cm" svg:y="10.271cm">
          <text:p text:style-name="P3"><text:span text:style-name="T1">Hủy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2" draw:text-style-name="P2" draw:layer="layout" svg:width="9.779cm" svg:height="1.143cm" svg:x="9.256cm" svg:y="1.001cm">
          <draw:text-box>
            <text:p>Tính In Offset</text:p>
          </draw:text-box>
        </draw:frame>
        <draw:custom-shape draw:style-name="gr9" draw:text-style-name="P1" draw:layer="layout" svg:width="12.827cm" svg:height="3.937cm" svg:x="4.683cm" svg:y="4.5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604cm" svg:height="0.889cm" svg:x="4.556cm" svg:y="3.159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794cm" svg:height="0.683cm" svg:x="1.381cm" svg:y="3.238cm">
          <draw:text-box>
            <text:p><text:span text:style-name="T2">Tiêu đề</text:span></text:p>
          </draw:text-box>
        </draw:frame>
        <draw:custom-shape draw:style-name="gr10" draw:text-style-name="P1" draw:layer="layout" svg:width="4.064cm" svg:height="0.889cm" svg:x="13.446cm" svg:y="3.159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794cm" svg:height="0.683cm" svg:x="11.795cm" svg:y="3.238cm">
          <draw:text-box>
            <text:p><text:span text:style-name="T2">Ngày</text:span></text:p>
          </draw:text-box>
        </draw:frame>
        <draw:frame draw:style-name="gr6" draw:text-style-name="P5" draw:layer="layout" svg:width="2.794cm" svg:height="0.683cm" svg:x="1.381cm" svg:y="4.508cm">
          <draw:text-box>
            <text:p><text:span text:style-name="T2">Yêu cầu</text:span></text:p>
          </draw:text-box>
        </draw:frame>
        <draw:custom-shape draw:style-name="gr11" draw:text-style-name="P1" draw:layer="layout" svg:width="15.875cm" svg:height="3.937cm" svg:x="1.635cm" svg:y="9.89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5.969cm" svg:height="0.81cm" svg:x="1.635cm" svg:y="9.08cm">
          <draw:text-box>
            <text:p><text:span text:style-name="T2">Phí bài in offset gia công</text:span></text:p>
          </draw:text-box>
        </draw:frame>
        <draw:custom-shape draw:style-name="gr3" draw:text-style-name="P4" draw:layer="layout" svg:width="3.175cm" svg:height="1.016cm" svg:x="6.588cm" svg:y="8.874cm">
          <text:p text:style-name="P3"><text:span text:style-name="T1">Thê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016cm" svg:x="10.017cm" svg:y="8.874cm">
          <text:p text:style-name="P3"><text:span text:style-name="T1">Sử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016cm" svg:x="13.319cm" svg:y="8.874cm">
          <text:p text:style-name="P3"><text:span text:style-name="T1">Xóa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3.429cm" svg:height="0.81cm" svg:x="17.891cm" svg:y="4.635cm">
          <draw:text-box>
            <text:p><text:span text:style-name="T2">Lợi nhuận in</text:span></text:p>
          </draw:text-box>
        </draw:frame>
        <draw:custom-shape draw:style-name="gr4" draw:text-style-name="P1" draw:layer="layout" svg:width="6.604cm" svg:height="0.889cm" svg:x="18.018cm" svg:y="5.445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3.429cm" svg:height="0.81cm" svg:x="17.891cm" svg:y="6.461cm">
          <draw:text-box>
            <text:p><text:span text:style-name="T2">Lợi nhuận giấy</text:span></text:p>
          </draw:text-box>
        </draw:frame>
        <draw:custom-shape draw:style-name="gr4" draw:text-style-name="P1" draw:layer="layout" svg:width="6.604cm" svg:height="0.889cm" svg:x="18.018cm" svg:y="7.39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9.271cm" svg:height="3.937cm" svg:x="18.018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016cm" svg:x="18.018cm" svg:y="8.62cm">
          <text:p text:style-name="P3"><text:span text:style-name="T1">Tính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10-01T06:52:26.422000000</dc:date>
    <meta:editing-duration>PT16M29S</meta:editing-duration>
    <meta:editing-cycles>6</meta:editing-cycles>
    <meta:document-statistic meta:object-count="30"/>
  </office:meta>
</office:document-meta>
</file>